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08cm" fo:min-width="3.454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546cm" fo:min-width="2.519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47cm" fo:min-width="2.99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3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Extrémités_20_de_20_flèche_20_4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547cm" fo:min-width="3.537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top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2" draw:marker-end-width="0.3cm" draw:fill="none" draw:textarea-vertical-align="botto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6cm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7" draw:marker-end-width="0.3cm" draw:fill="none" draw:textarea-vertical-align="top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3" style:family="paragraph">
      <loext:graphic-properties draw:fill-color="#ff0000"/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81d41a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92cm" svg:height="2.626cm" svg:x="1.855cm" svg:y="8.182cm">
          <text:p text:style-name="P1"><text:span text:style-name="T1"><text:s/></text:span><text:span text:style-name="T1">In/equality </text:span></text:p>
          <text:p text:style-name="P1"><text:span text:style-name="T1"/></text:p>
          <text:p text:style-name="P1"><text:span text:style-name="T2"><text:s/></text:span><text:span text:style-name="T2">State 1</text:span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269cm" svg:height="2.54cm" svg:x="7.335cm" svg:y="1.49cm">
          <text:p text:style-name="P2"><text:span text:style-name="T3">Not N-ary in/equal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4.651cm" svg:y1="8.182cm" svg:x2="7.96cm" svg:y2="3.658cm" draw:start-shape="id1" draw:start-glue-point="4" draw:end-shape="id2" draw:end-glue-point="7" svg:d="M4651 8182c0-3112 3309-851 3309-4524" svg:viewBox="0 0 3310 4525">
          <text:p text:style-name="P4"><text:span text:style-name="T4">and, or</text:span></text:p>
        </draw:connector>
        <draw:custom-shape draw:style-name="gr4" draw:text-style-name="P1" xml:id="id3" draw:id="id3" draw:layer="layout" svg:width="4.934cm" svg:height="2.539cm" svg:x="12.695cm" svg:y="8.241cm">
          <text:p text:style-name="P1"><text:span text:style-name="T1">Binary In/equality</text:span></text:p>
          <text:p text:style-name="P1"><text:span text:style-name="T1"/></text:p>
          <text:p text:style-name="P1"><text:span text:style-name="T2">State 2</text:span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447cm" svg:y1="9.495cm" svg:x2="12.695cm" svg:y2="9.511cm" draw:start-shape="id1" draw:start-glue-point="10" draw:end-shape="id3" draw:end-glue-point="6" svg:d="M7447 9495c3937 0 1314 16 5248 16" svg:viewBox="0 0 5249 17">
          <text:p text:style-name="P4"><text:span text:style-name="T5">&lt;,&gt;,&lt;=,…</text:span></text:p>
          <text:p text:style-name="P4"><text:span text:style-name="T5">Outer List append</text:span></text:p>
        </draw:connector>
        <draw:connector draw:style-name="gr6" draw:text-style-name="P5" draw:layer="layout" draw:type="curve" draw:line-skew="1.389cm" svg:x1="6.628cm" svg:y1="10.424cm" svg:x2="2.674cm" svg:y2="10.424cm" draw:start-shape="id1" draw:start-glue-point="9" draw:end-shape="id1" draw:end-glue-point="7" svg:d="M6628 10424c0 3412-3954 3412-3954 0" svg:viewBox="0 0 3955 2560">
          <text:p text:style-name="P4"><text:span text:style-name="T4">Inner List append</text:span></text:p>
          <text:p text:style-name="P4"><text:span text:style-name="T4">Possible result list append</text:span></text:p>
        </draw:connector>
        <draw:connector draw:style-name="gr7" draw:text-style-name="P5" draw:layer="layout" draw:type="curve" draw:line-skew="1.531cm" svg:x1="16.907cm" svg:y1="10.409cm" svg:x2="13.417cm" svg:y2="10.409cm" draw:start-shape="id3" draw:start-glue-point="9" draw:end-shape="id3" draw:end-glue-point="7" svg:d="M16907 10409c0 3604-3490 3604-3490 0" svg:viewBox="0 0 3491 2704">
          <text:p text:style-name="P4"><text:span text:style-name="T4">Inner List append</text:span></text:p>
          <text:p text:style-name="P4"><text:span text:style-name="T4">Possible result list append</text:span></text:p>
        </draw:connector>
        <draw:connector draw:style-name="gr3" draw:text-style-name="P5" draw:layer="layout" draw:type="curve" svg:x1="15.162cm" svg:y1="8.241cm" svg:x2="10.979cm" svg:y2="3.658cm" draw:start-shape="id3" draw:start-glue-point="4" draw:end-shape="id2" draw:end-glue-point="9" svg:d="M15162 8241c0-3157-4183-866-4183-4583" svg:viewBox="0 0 4184 4584">
          <text:p text:style-name="P4"><text:span text:style-name="T4">and, or</text:span></text:p>
        </draw:connector>
        <draw:custom-shape draw:style-name="gr8" draw:text-style-name="P7" xml:id="id4" draw:id="id4" draw:layer="layout" svg:width="5.709cm" svg:height="2.539cm" svg:x="22.187cm" svg:y="8.184cm">
          <text:p text:style-name="P1"><text:span text:style-name="T1">N-ary In/equality</text:span></text:p>
          <text:p text:style-name="P1"><text:span text:style-name="T1"/></text:p>
          <text:p text:style-name="P1"><text:span text:style-name="T2">State 3</text:span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7.629cm" svg:y1="9.511cm" svg:x2="22.187cm" svg:y2="9.454cm" draw:start-shape="id3" draw:start-glue-point="10" draw:end-shape="id4" draw:end-glue-point="6" svg:d="M17629 9511c3418 0 1140-57 4558-57" svg:viewBox="0 0 4559 58">
          <text:p text:style-name="P4"><text:span text:style-name="T5">&lt;,&gt;,&lt;=,…</text:span></text:p>
          <text:p text:style-name="P4"><text:span text:style-name="T5">Outer List append</text:span></text:p>
        </draw:connector>
        <draw:connector draw:style-name="gr9" draw:text-style-name="P5" draw:layer="layout" draw:type="curve" draw:line-skew="1.408cm" svg:x1="27.06cm" svg:y1="10.352cm" svg:x2="23.023cm" svg:y2="10.352cm" draw:start-shape="id4" draw:start-glue-point="9" draw:end-shape="id4" draw:end-glue-point="7" svg:d="M27060 10352c0 3420-4037 3420-4037 0" svg:viewBox="0 0 4038 2566">
          <text:p text:style-name="P4"><text:span text:style-name="T4">Inner List append</text:span></text:p>
          <text:p text:style-name="P4"><text:span text:style-name="T4">Possible result list append</text:span></text:p>
        </draw:connector>
        <draw:connector draw:style-name="gr10" draw:text-style-name="P6" draw:layer="layout" draw:type="curve" draw:line-skew="-0.409cm" svg:x1="27.06cm" svg:y1="8.555cm" svg:x2="23.023cm" svg:y2="8.555cm" draw:start-shape="id4" draw:start-glue-point="11" draw:end-shape="id4" draw:end-glue-point="5" svg:d="M27060 8555c0-1923-4037-1923-4037 0" svg:viewBox="0 0 4038 1443">
          <text:p text:style-name="P4"><text:span text:style-name="T5">&lt;,&gt;,&lt;=,...</text:span></text:p>
        </draw:connector>
        <draw:connector draw:style-name="gr11" draw:text-style-name="P5" draw:layer="layout" draw:type="curve" draw:line-skew="0cm 9.775cm" svg:x1="27.896cm" svg:y1="9.454cm" svg:x2="1.855cm" svg:y2="9.495cm" draw:start-shape="id4" draw:start-glue-point="10" draw:end-shape="id1" draw:end-glue-point="6" svg:d="M27896 9454c251 0 501 2001 501 4001 0 2001-6761 4001-13522 4001-6760 0-13521-1990-13521-3981 0-1990 251-3980 501-3980" svg:viewBox="0 0 27044 8003">
          <text:p text:style-name="P4"><text:span text:style-name="T4">and, or</text:span></text:p>
          <text:p text:style-name="P4"><text:span text:style-name="T4">Reset possible result list</text:span></text:p>
        </draw:connector>
        <draw:frame draw:style-name="gr12" draw:text-style-name="P8" draw:layer="layout" svg:width="5.866cm" svg:height="0.962cm" svg:x="11.706cm" svg:y="17.974cm">
          <draw:text-box>
            <text:p>In/equalities parser</text:p>
          </draw:text-box>
        </draw:frame>
        <draw:connector draw:style-name="gr13" draw:text-style-name="P10" draw:layer="layout" draw:type="curve" svg:x1="7.335cm" svg:y1="2.76cm" svg:x2="2.674cm" svg:y2="8.566cm" draw:start-shape="id2" draw:start-glue-point="6" draw:end-shape="id1" draw:end-glue-point="5" svg:d="M7335 2760c-3108 0-4661 1935-4661 5806" svg:viewBox="0 0 4662 5807">
          <text:p text:style-name="P9"><text:span text:style-name="T4">Append result with </text:span></text:p>
          <text:p text:style-name="P9"><text:span text:style-name="T4">possible result list</text:span></text:p>
          <text:p text:style-name="P9"><text:span text:style-name="T4">Reset the others lists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3:29:04.652542195</meta:creation-date>
    <dc:date>2025-07-18T20:11:58.409573843</dc:date>
    <meta:editing-duration>P9DT9H4M34S</meta:editing-duration>
    <meta:editing-cycles>25</meta:editing-cycles>
    <meta:generator>LibreOffice/24.2.7.2$Linux_X86_64 LibreOffice_project/420$Build-2</meta:generator>
    <meta:document-statistic meta:object-count="15"/>
  </office:meta>
</office:document-meta>
</file>